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07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25.1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l 22 &lt;id user&gt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удалить пользовател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w</text:p>
          </table:table-cell>
          <table:table-cell/>
          <table:table-cell office:value-type="string" calcext:value-type="string">
            <text:p>показать все девайсы у пользователей на хаб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wl1 jwire* rx_only 1</text:p>
          </table:table-cell>
          <table:table-cell/>
          <table:table-cell office:value-type="string" calcext:value-type="string">
            <text:p>включить режим скан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log head 1</text:p>
          </table:table-cell>
          <table:table-cell/>
          <table:table-cell office:value-type="string" calcext:value-type="string">
            <text:p>форматирование текста в консол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com 1D 21 &lt;hub_id&gt; 1</text:p>
          </table:table-cell>
          <table:table-cell/>
          <table:table-cell office:value-type="string" calcext:value-type="string">
            <text:p>вход в тест питани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 hub.max*; get device*.max*</text:p>
          </table:table-cell>
          <table:table-cell/>
          <table:table-cell office:value-type="string" calcext:value-type="string">
            <text:p>проверка выключен ли тест на стороне хаба/девайсов (hub.maxPowerTestState 0x00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wl3 set debug all 1; sid new; sid save; sid send</text:p>
          </table:table-cell>
          <table:table-cell/>
          <table:table-cell office:value-type="string" calcext:value-type="string">
            <text:p>Максимальный уровень логирования в тесте питания 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.00.0000</text:date>, <text:time style:data-style-name="N2" text:time-value="15:36:45.81491069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15:16:09.806810080</meta:creation-date>
    <dc:date>2021-11-09T14:53:53.562321968</dc:date>
    <meta:editing-duration>PT6H12M6S</meta:editing-duration>
    <meta:editing-cycles>10</meta:editing-cycles>
    <meta:generator>LibreOffice/7.1.6.2$Linux_X86_64 LibreOffice_project/10$Build-2</meta:generator>
    <meta:document-statistic meta:table-count="1" meta:cell-count="15" meta:object-count="0"/>
  </office:meta>
</office:document-meta>
</file>